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cm" svg:height="8.8cm" svg:x="1.2cm" svg:y="1.4cm">
          <text:p text:style-name="P1">Точка 1</text:p>
        </draw:rect>
        <draw:rect draw:style-name="gr2" draw:text-style-name="P2" xml:id="id2" draw:id="id2" draw:layer="layout" svg:width="3.6cm" svg:height="1.4cm" svg:x="1.9cm" svg:y="5.8cm">
          <text:p text:style-name="P1"><text:span text:style-name="T1">Datacollector</text:span></text:p>
          <text:p text:style-name="P1"><text:span text:style-name="T1">input</text:span></text:p>
        </draw:rect>
        <draw:rect draw:style-name="gr2" draw:text-style-name="P2" xml:id="id1" draw:id="id1" draw:layer="layout" svg:width="3.6cm" svg:height="1.1cm" svg:x="1.9cm" svg:y="3.6cm">
          <text:p text:style-name="P1"><text:span text:style-name="T1">LOGGER</text:span></text:p>
        </draw:rect>
        <draw:rect draw:style-name="gr2" draw:text-style-name="P2" xml:id="id3" draw:id="id3" draw:layer="layout" svg:width="3.6cm" svg:height="1.4cm" svg:x="1.9cm" svg:y="8.4cm">
          <text:p text:style-name="P1"><text:span text:style-name="T1">Datacollector</text:span></text:p>
          <text:p text:style-name="P1"><text:span text:style-name="T1">reporter</text:span></text:p>
        </draw:rect>
        <draw:rect draw:style-name="gr2" draw:text-style-name="P1" xml:id="id7" draw:id="id7" draw:layer="layout" svg:width="4.4cm" svg:height="2.5cm" svg:x="8.1cm" svg:y="6.5cm">
          <text:p text:style-name="P1">WEB-server</text:p>
        </draw:rect>
        <draw:rect draw:style-name="gr1" draw:text-style-name="P1" draw:layer="layout" svg:width="5cm" svg:height="8.8cm" svg:x="14.8cm" svg:y="1.5cm">
          <text:p text:style-name="P1">Точка 2</text:p>
        </draw:rect>
        <draw:rect draw:style-name="gr2" draw:text-style-name="P2" xml:id="id5" draw:id="id5" draw:layer="layout" svg:width="3.6cm" svg:height="1.4cm" svg:x="15.5cm" svg:y="5.9cm">
          <text:p text:style-name="P1"><text:span text:style-name="T1">Datacollector</text:span></text:p>
          <text:p text:style-name="P1"><text:span text:style-name="T1">input</text:span></text:p>
        </draw:rect>
        <draw:rect draw:style-name="gr2" draw:text-style-name="P2" xml:id="id4" draw:id="id4" draw:layer="layout" svg:width="3.6cm" svg:height="1.1cm" svg:x="15.5cm" svg:y="3.7cm">
          <text:p text:style-name="P1"><text:span text:style-name="T1">LOGGER</text:span></text:p>
        </draw:rect>
        <draw:rect draw:style-name="gr2" draw:text-style-name="P2" xml:id="id6" draw:id="id6" draw:layer="layout" svg:width="3.6cm" svg:height="1.4cm" svg:x="15.5cm" svg:y="8.5cm">
          <text:p text:style-name="P1"><text:span text:style-name="T1">Datacollector</text:span></text:p>
          <text:p text:style-name="P1"><text:span text:style-name="T1">reporter</text:span></text:p>
        </draw:rect>
        <draw:connector draw:style-name="gr3" draw:text-style-name="P1" draw:layer="layout" svg:x1="3.7cm" svg:y1="4.7cm" svg:x2="3.7cm" svg:y2="5.8cm" draw:start-shape="id1" draw:start-glue-point="2" draw:end-shape="id2" draw:end-glue-point="0" svg:d="M3700 4700v1100">
          <text:p/>
        </draw:connector>
        <draw:connector draw:style-name="gr3" draw:text-style-name="P1" draw:layer="layout" svg:x1="3.7cm" svg:y1="7.2cm" svg:x2="3.7cm" svg:y2="8.4cm" draw:start-shape="id2" draw:start-glue-point="2" draw:end-shape="id3" draw:end-glue-point="0" svg:d="M3700 7200v1200">
          <text:p/>
        </draw:connector>
        <draw:connector draw:style-name="gr3" draw:text-style-name="P1" draw:layer="layout" svg:x1="17.3cm" svg:y1="4.8cm" svg:x2="17.3cm" svg:y2="5.9cm" draw:start-shape="id4" draw:start-glue-point="2" draw:end-shape="id5" draw:end-glue-point="0" svg:d="M17300 4800v1100">
          <text:p/>
        </draw:connector>
        <draw:connector draw:style-name="gr3" draw:text-style-name="P1" draw:layer="layout" svg:x1="17.3cm" svg:y1="7.3cm" svg:x2="17.3cm" svg:y2="8.5cm" draw:start-shape="id5" draw:start-glue-point="2" draw:end-shape="id6" draw:end-glue-point="0" svg:d="M17300 7300v1200">
          <text:p/>
        </draw:connector>
        <draw:connector draw:style-name="gr4" draw:text-style-name="P2" draw:layer="layout" draw:type="line" svg:x1="5.5cm" svg:y1="6.5cm" svg:x2="8.1cm" svg:y2="7.75cm" draw:start-shape="id2" draw:start-glue-point="1" draw:end-shape="id7" draw:end-glue-point="3" svg:d="M5500 6500l2600 1250">
          <text:p text:style-name="P1"><text:span text:style-name="T1">RAW</text:span></text:p>
        </draw:connector>
        <draw:connector draw:style-name="gr5" draw:text-style-name="P1" draw:layer="layout" draw:type="line" svg:x1="5.5cm" svg:y1="9.1cm" svg:x2="8.1cm" svg:y2="7.75cm" draw:start-shape="id3" draw:start-glue-point="1" draw:end-shape="id7" draw:end-glue-point="3" svg:d="M5500 9100l2600-1350">
          <text:p text:style-name="P1"><text:span text:style-name="T1">RAW +</text:span></text:p>
          <text:p text:style-name="P1"><text:span text:style-name="T1">processed</text:span></text:p>
        </draw:connector>
        <draw:connector draw:style-name="gr4" draw:text-style-name="P2" draw:layer="layout" draw:type="line" svg:x1="15.5cm" svg:y1="6.6cm" svg:x2="12.5cm" svg:y2="7.75cm" draw:start-shape="id5" draw:start-glue-point="3" draw:end-shape="id7" draw:end-glue-point="1" svg:d="M15500 6600l-3000 1150">
          <text:p text:style-name="P2"><text:span text:style-name="T1">RAW</text:span></text:p>
        </draw:connector>
        <draw:connector draw:style-name="gr5" draw:text-style-name="P2" draw:layer="layout" draw:type="line" svg:x1="15.5cm" svg:y1="9.2cm" svg:x2="12.5cm" svg:y2="7.75cm" draw:start-shape="id6" draw:start-glue-point="3" draw:end-shape="id7" draw:end-glue-point="1" svg:d="M15500 9200l-3000-1450">
          <text:p text:style-name="P1"><text:span text:style-name="T1">RAW +</text:span></text:p>
          <text:p text:style-name="P1"><text:span text:style-name="T1">processe</text:span><text:span text:style-name="T1">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Юрий Вайс</meta:initial-creator>
    <meta:creation-date>2015-05-05T16:57:23.23</meta:creation-date>
    <dc:date>2015-05-05T17:15:19.87</dc:date>
    <dc:creator>Юрий Вайс</dc:creator>
    <meta:editing-duration>PT2M36S</meta:editing-duration>
    <meta:editing-cycles>1</meta:editing-cycles>
    <meta:document-statistic meta:object-count="17"/>
    <meta:generator>OpenOffice/4.1.1$Win32 OpenOffice.org_project/411m6$Build-9775</meta:generator>
  </office:meta>
</office:document-meta>
</file>